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Heading_20_1" style:master-page-name="First_20_Page">
      <style:paragraph-properties style:page-number="auto"/>
    </style:style>
    <style:style style:name="P1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P1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1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20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1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794682944">
          <text:insertion>
            <office:change-info>
              <dc:creator>Bob Jacobsen</dc:creator>
              <dc:date>2010-10-08T21:57:00</dc:date>
            </office:change-info>
          </text:insertion>
        </text:changed-region>
        <text:changed-region text:id="ct794683040">
          <text:deletion>
            <office:change-info>
              <dc:creator>Bob Jacobsen</dc:creator>
              <dc:date>2010-10-08T21:57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750949966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794682800">
          <text:insertion>
            <office:change-info>
              <dc:creator>Bob Jacobsen</dc:creator>
              <dc:date>2010-10-08T21:5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change-start text:change-id="ct794682944"/>Introduction (Informative)</text:h>
      <text:p text:style-name="Standard">This specification describes the format and allocation of OpenLCB event identifiers (event IDs). It is not specific to any wire protocol.</text:p>
      <text:h text:style-name="Heading_20_1" text:outline-level="1">References and Context (Informative)</text:h>
      <text:p text:style-name="Standard">This specification is in the context of the OpenLCB-CAN … Specification, which specifies …</text:p>
      <text:p text:style-name="Standard">For more information on format and presentation, see: </text:p>
      <text:list xml:id="list1210573308" text:style-name="L2">
        <text:list-item>
          <text:p text:style-name="P14">OpenLCB Common Information Technical Note</text:p>
        </text:list-item>
      </text:list>
      <text:h text:style-name="Heading_20_1" text:outline-level="1">Format</text:h>
      <text:p text:style-name="Standard">An OpenLCB event identifier (node ID) shall be eight bytes of eight bits each. </text:p>
      <text:p text:style-name="Standard">The order of bytes in an OpenLCB event ID shall be considered significant. The most-significant byte shall be transmitted first during communication operations. The most-significant byte shall be written first (left-most in Western format) in any human-readable representation.</text:p>
      <text:p text:style-name="Standard">OpenLCB event IDs shall include one or more 1 bits. </text:p>
      <text:h text:style-name="Heading_20_1" text:outline-level="1">Allocation</text:h>
      <text:p text:style-name="Standard"/>
      <text:p text:style-name="Standard"/>
      <text:p text:style-name="Standard"/>
      <text:p text:style-name="P1"><text:change-end text:change-id="ct794682944"/><text:change text:change-id="ct794683040"/><text:change-start text:change-id="ct794682800"/>Below this is just a collection of pieces from other docs right now.<text:change-end text:change-id="ct79468280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M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text-properties fo:language="zxx" fo:country="none" style:language-asian="zxx" style:country-asian="none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81269724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81269739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812697248"/><text:change-start text:change-id="ct812697392"/>OpenLCB-CAN Praesent Gravida Standard or Technical Note<text:change-end text:change-id="ct812697392"/></text:p>
      </style:header>
      <style:footer>
        <text:tracked-changes>
          <text:changed-region text:id="ct812702992">
            <text:deletion>
              <office:change-info>
                <dc:creator>Bob Jacobsen</dc:creator>
                <dc:date>2010-10-08T17:23:00</dc:date>
              </office:change-info>
              <text:p text:style-name="MP5">Title</text:p>
            </text:deletion>
          </text:changed-region>
          <text:changed-region text:id="ct812703152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812691184">
            <text:deletion>
              <office:change-info>
                <dc:creator>Bob Jacobsen</dc:creator>
                <dc:date>2010-10-08T17:23:00</dc:date>
              </office:change-info>
              <text:p text:style-name="MP6"><text:tab/></text:p>
            </text:deletion>
          </text:changed-region>
        </text:tracked-changes>
        <text:p text:style-name="MP4"><text:change text:change-id="ct812702992"/><text:change-start text:change-id="ct812703152"/><text:span text:style-name="MT2">Copyright 2010, by J. Day, D. Harris, B. Jacobsen, and A. Shepherd</text:span><text:change-end text:change-id="ct812703152"/><text:change text:change-id="ct812691184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1T00:52:22.99">10/11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812716080">
            <text:deletion>
              <office:change-info>
                <dc:creator>Bob Jacobsen</dc:creator>
                <dc:date>2010-10-07T21:46:00</dc:date>
              </office:change-info>
              <text:p text:style-name="MP10">NMRA TECHNICAL NOTES</text:p>
            </text:deletion>
          </text:changed-region>
          <text:changed-region text:id="ct81271497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812713280">
            <text:insertion>
              <office:change-info>
                <dc:creator>Bob Jacobsen</dc:creator>
                <dc:date>2010-10-08T21:58:00</dc:date>
              </office:change-info>
            </text:insertion>
          </text:changed-region>
          <text:changed-region text:id="ct812713376">
            <text:deletion>
              <office:change-info>
                <dc:creator>Bob Jacobsen</dc:creator>
                <dc:date>2010-10-08T21:58:00</dc:date>
              </office:change-info>
              <text:p text:style-name="MP9">(title)</text:p>
            </text:deletion>
          </text:changed-region>
          <text:changed-region text:id="ct812713472">
            <text:insertion>
              <office:change-info>
                <dc:creator>Bob Jacobsen</dc:creator>
                <dc:date>2010-10-08T21:58:00</dc:date>
              </office:change-info>
            </text:insertion>
          </text:changed-region>
          <text:changed-region text:id="ct812713856">
            <text:deletion>
              <office:change-info>
                <dc:creator>Bob Jacobsen</dc:creator>
                <dc:date>2010-10-08T17:19:00</dc:date>
              </office:change-info>
              <text:p text:style-name="MP9">(date)</text:p>
            </text:deletion>
          </text:changed-region>
          <text:changed-region text:id="ct81271920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812719328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812719440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7"><draw:custom-shape text:anchor-type="char" draw:z-index="1" draw:name="PowerPlusWaterMarkObject1" draw:style-name="Mgr1" draw:text-style-name="MP3" svg:width="6.5461in" svg:height="2.6185in" draw:transform="skewX (-6.73624118882306E-017) rotate (0.7853981633973) translate (0.00972222222222222in 5.3083552055993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8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812716080"/><text:change-start text:change-id="ct812714976"/>OpenLCB St<text:change-end text:change-id="ct812714976"/><text:change-start text:change-id="ct812713280"/>andard<text:change-end text:change-id="ct812713280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812713376"/><text:change-start text:change-id="ct812713472"/>OpenLCB Event Identifiers<text:change-end text:change-id="ct81271347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8"/>
            </table:table-cell>
            <table:table-cell table:style-name="Table1.C3" office:value-type="string">
              <text:p text:style-name="MP9"><text:change text:change-id="ct812713856"/><text:change-start text:change-id="ct812719200"/><text:date style:data-style-name="N37" text:date-value="2010-10-08T17:19:56" text:fixed="true">10/08/10</text:date><text:change-end text:change-id="ct812719200"/></text:p>
            </table:table-cell>
            <table:table-cell table:style-name="Table1.C1" office:value-type="string">
              <text:p text:style-name="MP9"><text:change text:change-id="ct812719328"/><text:change-start text:change-id="ct812719440"/>Preliminary<text:change-end text:change-id="ct812719440"/></text:p>
            </table:table-cell>
          </table:table-row>
        </table:table>
        <text:p text:style-name="Header"/>
      </style:header>
      <style:footer>
        <text:tracked-changes>
          <text:changed-region text:id="ct812741424">
            <text:deletion>
              <office:change-info>
                <dc:creator>Bob Jacobsen</dc:creator>
                <dc:date>2010-10-07T21:47:00</dc:date>
              </office:change-info>
              <text:p text:style-name="MP12">90</text:p>
            </text:deletion>
          </text:changed-region>
          <text:changed-region text:id="ct812741664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812741920">
            <text:deletion>
              <office:change-info>
                <dc:creator>Bob Jacobsen</dc:creator>
                <dc:date>2010-10-08T17:21:00</dc:date>
              </office:change-info>
              <text:p text:style-name="MP12">A. Robinson, </text:p>
            </text:deletion>
          </text:changed-region>
        </text:tracked-changes>
        <text:p text:style-name="MP11"><text:span text:style-name="MT4">Copyright 20</text:span><text:change text:change-id="ct812741424"/><text:change-start text:change-id="ct812741664"/><text:span text:style-name="MT4">10</text:span><text:change-end text:change-id="ct812741664"/><text:span text:style-name="MT4">, by J. Day, D. Harris, B. Jacobsen, </text:span><text:change text:change-id="ct812741920"/><text:span text:style-name="MT4">and A. Shepherd<text:tab/></text:span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 of </text:span></text:span><text:span text:style-name="Page_20_Number"><text:span text:style-name="MT5"><text:page-count style:num-format="1">2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10-11T00:52:22.99">10/11/2010</text:date></text:span></text:span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Event Identifiers Standard</dc:title>
    <meta:initial-creator>Alex Shepherd</meta:initial-creator>
    <meta:creation-date>2009-01-22T07:11:27</meta:creation-date>
    <meta:editing-cycles>54</meta:editing-cycles>
    <meta:editing-duration>PT11H47M09S</meta:editing-duration>
    <meta:generator>OpenOffice.org/3.2$Unix OpenOffice.org_project/320m18$Build-9502</meta:generator>
    <dc:date>2010-10-11T00:52:23</dc:date>
    <dc:creator>Bob Jacobsen</dc:creator>
    <meta:keyword>OpenLCB Event Identifiers</meta:keyword>
    <meta:document-statistic meta:table-count="1" meta:image-count="1" meta:object-count="0" meta:page-count="2" meta:paragraph-count="40" meta:word-count="318" meta:character-count="2056"/>
    <meta:user-defined meta:name="Info 1"/>
    <meta:user-defined meta:name="Info 2"/>
    <meta:user-defined meta:name="Info 3"/>
    <meta:user-defined meta:name="Info 4"/>
  </office:meta>
</office:document-meta>
</file>